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ordVisi MSFontService" svg:font-family="WordVisi MSFontService" style:font-family-generic="system"/>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200%"/>
      <style:text-properties style:font-name="Arial" fo:font-size="10pt" style:font-size-asian="10pt" style:font-size-complex="10pt"/>
    </style:style>
    <style:style style:name="P9" style:parent-style-name="Normal" style:family="paragraph">
      <style:paragraph-properties fo:margin-bottom="0in" fo:line-height="200%"/>
      <style:text-properties style:font-name="Arial" fo:font-size="10pt" style:font-size-asian="10pt" style:font-size-complex="10pt"/>
    </style:style>
    <style:style style:name="P10" style:parent-style-name="Normal" style:family="paragraph">
      <style:paragraph-properties fo:margin-bottom="0in" fo:line-height="200%"/>
      <style:text-properties style:font-name="Arial" fo:font-size="10pt" style:font-size-asian="10pt" style:font-size-complex="10pt"/>
    </style:style>
    <style:style style:name="P11" style:parent-style-name="Normal" style:family="paragraph">
      <style:paragraph-properties fo:margin-bottom="0in" fo:line-height="200%"/>
      <style:text-properties style:font-name="Arial" fo:font-size="10pt" style:font-size-asian="10pt" style:font-size-complex="10pt"/>
    </style:style>
    <style:style style:name="P12" style:parent-style-name="Normal" style:family="paragraph">
      <style:paragraph-properties fo:margin-bottom="0in" fo:line-height="200%"/>
      <style:text-properties style:font-name="Arial" fo:font-size="10pt" style:font-size-asian="10pt" style:font-size-complex="10pt"/>
    </style:style>
    <style:style style:name="P13" style:parent-style-name="Normal" style:family="paragraph">
      <style:paragraph-properties fo:margin-bottom="0in" fo:line-height="200%"/>
      <style:text-properties style:font-name="Arial" fo:font-size="10pt" style:font-size-asian="10pt" style:font-size-complex="10pt"/>
    </style:style>
    <style:style style:name="P14" style:parent-style-name="Normal" style:family="paragraph">
      <style:paragraph-properties fo:margin-bottom="0in" fo:line-height="200%"/>
      <style:text-properties style:font-name="Arial" fo:font-size="10pt" style:font-size-asian="10pt" style:font-size-complex="10pt"/>
    </style:style>
    <style:style style:name="P15" style:parent-style-name="Normal" style:family="paragraph">
      <style:paragraph-properties fo:margin-bottom="0in" fo:line-height="200%"/>
      <style:text-properties style:font-name="Arial" fo:font-size="10pt" style:font-size-asian="10pt" style:font-size-complex="10pt"/>
    </style:style>
    <style:style style:name="P16" style:parent-style-name="Normal" style:family="paragraph">
      <style:paragraph-properties fo:margin-bottom="0in" fo:line-height="200%"/>
      <style:text-properties style:font-name="Arial" fo:font-size="10pt" style:font-size-asian="10pt" style:font-size-complex="10pt"/>
    </style:style>
    <style:style style:name="P17"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18" style:parent-style-name="Title" style:family="paragraph">
      <style:paragraph-properties fo:text-align="center"/>
    </style:style>
    <style:style style:name="P19" style:parent-style-name="Normal" style:family="paragraph">
      <style:paragraph-properties fo:text-align="center"/>
    </style:style>
    <style:style style:name="P20" style:parent-style-name="Heading1" style:family="paragraph">
      <style:paragraph-properties fo:keep-with-next="auto" fo:keep-together="auto"/>
    </style:style>
    <style:style style:name="P21" style:parent-style-name="Normal" style:family="paragraph">
      <style:paragraph-properties fo:margin-bottom="0in" fo:line-height="200%"/>
      <style:text-properties style:font-name="Verdana" fo:font-size="10pt" style:font-size-asian="10pt" style:font-size-complex="10pt"/>
    </style:style>
    <style:style style:name="P22" style:parent-style-name="Normal" style:family="paragraph">
      <style:paragraph-properties fo:margin-bottom="0in" fo:line-height="200%"/>
      <style:text-properties style:font-name="Verdana" fo:font-size="10pt" style:font-size-asian="10pt" style:font-size-complex="10pt"/>
    </style:style>
    <style:style style:name="P23" style:parent-style-name="Normal" style:family="paragraph">
      <style:paragraph-properties fo:break-before="page" fo:line-height="200%"/>
      <style:text-properties style:font-name="Verdana" fo:font-size="10pt" style:font-size-asian="10pt" style:font-size-complex="10pt"/>
    </style:style>
    <style:style style:name="P24" style:parent-style-name="TOCHeading" style:family="paragraph">
      <style:paragraph-properties fo:keep-with-next="auto" fo:keep-together="auto" fo:line-height="200%"/>
    </style:style>
    <style:style style:name="T25" style:parent-style-name="DefaultParagraphFont" style:family="text">
      <style:text-properties style:font-name="Times New Roman" style:font-name-complex="Times New Roman" fo:font-size="12pt" style:font-size-asian="12pt" style:font-size-complex="12pt"/>
    </style:style>
    <style:style style:name="P26" style:parent-style-name="TOC1" style:family="paragraph">
      <style:paragraph-properties>
        <style:tab-stops>
          <style:tab-stop style:type="right" style:leader-style="dotted" style:leader-text="." style:position="6.4895in"/>
        </style:tab-stops>
      </style:paragraph-properties>
    </style:style>
    <style:style style:name="P27" style:parent-style-name="TOC2" style:family="paragraph">
      <style:paragraph-properties>
        <style:tab-stops>
          <style:tab-stop style:type="right" style:leader-style="dotted" style:leader-text="." style:position="6.3368in"/>
        </style:tab-stops>
      </style:paragraph-properties>
    </style:style>
    <style:style style:name="P28" style:parent-style-name="TOC2" style:family="paragraph">
      <style:paragraph-properties>
        <style:tab-stops>
          <style:tab-stop style:type="right" style:leader-style="dotted" style:leader-text="." style:position="6.3368in"/>
        </style:tab-stops>
      </style:paragraph-properties>
    </style:style>
    <style:style style:name="P29" style:parent-style-name="TOC2" style:family="paragraph">
      <style:paragraph-properties>
        <style:tab-stops>
          <style:tab-stop style:type="right" style:leader-style="dotted" style:leader-text="." style:position="6.3368in"/>
        </style:tab-stops>
      </style:paragraph-properties>
    </style:style>
    <style:style style:name="P30" style:parent-style-name="TOC1" style:family="paragraph">
      <style:paragraph-properties>
        <style:tab-stops>
          <style:tab-stop style:type="right" style:leader-style="dotted" style:leader-text="." style:position="6.4895in"/>
        </style:tab-stops>
      </style:paragraph-properties>
    </style:style>
    <style:style style:name="P31" style:parent-style-name="TOC1" style:family="paragraph">
      <style:paragraph-properties>
        <style:tab-stops>
          <style:tab-stop style:type="right" style:leader-style="dotted" style:leader-text="." style:position="6.4895in"/>
        </style:tab-stops>
      </style:paragraph-properties>
    </style:style>
    <style:style style:name="P32" style:parent-style-name="TOC1" style:family="paragraph">
      <style:paragraph-properties>
        <style:tab-stops>
          <style:tab-stop style:type="right" style:leader-style="dotted" style:leader-text="." style:position="6.4895in"/>
        </style:tab-stops>
      </style:paragraph-properties>
    </style:style>
    <style:style style:name="P33" style:parent-style-name="TOC1" style:family="paragraph">
      <style:paragraph-properties>
        <style:tab-stops>
          <style:tab-stop style:type="right" style:leader-style="dotted" style:leader-text="." style:position="6.4895in"/>
        </style:tab-stops>
      </style:paragraph-properties>
    </style:style>
    <style:style style:name="P34" style:parent-style-name="TOC1" style:family="paragraph">
      <style:paragraph-properties>
        <style:tab-stops>
          <style:tab-stop style:type="right" style:leader-style="dotted" style:leader-text="." style:position="6.4895in"/>
        </style:tab-stops>
      </style:paragraph-properties>
    </style:style>
    <style:style style:name="P35" style:parent-style-name="TOC2" style:family="paragraph">
      <style:paragraph-properties>
        <style:tab-stops>
          <style:tab-stop style:type="right" style:leader-style="dotted" style:leader-text="." style:position="6.3368in"/>
        </style:tab-stops>
      </style:paragraph-properties>
    </style:style>
    <style:style style:name="P36" style:parent-style-name="TOC2" style:family="paragraph">
      <style:paragraph-properties>
        <style:tab-stops>
          <style:tab-stop style:type="right" style:leader-style="dotted" style:leader-text="." style:position="6.3368in"/>
        </style:tab-stops>
      </style:paragraph-properties>
    </style:style>
    <style:style style:name="P37" style:parent-style-name="TOC1" style:family="paragraph">
      <style:paragraph-properties>
        <style:tab-stops>
          <style:tab-stop style:type="right" style:leader-style="dotted" style:leader-text="." style:position="6.4895in"/>
        </style:tab-stops>
      </style:paragraph-properties>
    </style:style>
    <style:style style:name="P38" style:parent-style-name="TOC1" style:family="paragraph">
      <style:paragraph-properties>
        <style:tab-stops>
          <style:tab-stop style:type="right" style:leader-style="dotted" style:leader-text="." style:position="6.4895in"/>
        </style:tab-stops>
      </style:paragraph-properties>
    </style:style>
    <style:style style:name="P39" style:parent-style-name="TOC1" style:family="paragraph">
      <style:paragraph-properties>
        <style:tab-stops>
          <style:tab-stop style:type="right" style:leader-style="dotted" style:leader-text="." style:position="6.4895in"/>
        </style:tab-stops>
      </style:paragraph-properties>
    </style:style>
    <style:style style:name="P40" style:parent-style-name="TOC1" style:family="paragraph">
      <style:paragraph-properties>
        <style:tab-stops>
          <style:tab-stop style:type="right" style:leader-style="dotted" style:leader-text="." style:position="6.4895in"/>
        </style:tab-stops>
      </style:paragraph-properties>
    </style:style>
    <style:style style:name="P41" style:parent-style-name="Normal" style:family="paragraph">
      <style:paragraph-properties fo:line-height="200%"/>
    </style:style>
    <style:style style:name="P42" style:parent-style-name="Normal" style:family="paragraph">
      <style:paragraph-properties fo:break-before="page" fo:line-height="200%"/>
      <style:text-properties style:font-name="Verdana" fo:font-size="10pt" style:font-size-asian="10pt" style:font-size-complex="10pt"/>
    </style:style>
    <style:style style:name="P43" style:parent-style-name="Normal" style:family="paragraph">
      <style:paragraph-properties fo:line-height="200%"/>
    </style:style>
    <style:style style:name="T44" style:parent-style-name="DefaultParagraphFont" style:family="text">
      <style:text-properties style:font-name="Verdana" fo:color="#00B050" fo:font-size="10pt" style:font-size-asian="10pt" style:font-size-complex="10pt"/>
    </style:style>
    <style:style style:name="T45" style:parent-style-name="DefaultParagraphFont" style:family="text">
      <style:text-properties style:font-name="Verdana" fo:font-style="italic" style:font-style-asian="italic" style:font-style-complex="italic" fo:color="#00B050" fo:font-size="10pt" style:font-size-asian="10pt" style:font-size-complex="10pt"/>
    </style:style>
    <style:style style:name="T46" style:parent-style-name="DefaultParagraphFont" style:family="text">
      <style:text-properties style:font-name="Verdana" fo:color="#00B050" fo:font-size="10pt" style:font-size-asian="10pt" style:font-size-complex="10pt"/>
    </style:style>
    <style:style style:name="P47" style:parent-style-name="Heading1" style:family="paragraph">
      <style:paragraph-properties fo:keep-with-next="auto" fo:keep-together="auto" fo:line-height="200%"/>
    </style:style>
    <style:style style:name="P48" style:parent-style-name="advice_for_students" style:family="paragraph">
      <style:text-properties fo:font-weight="bold" style:font-weight-asian="bold" style:font-weight-complex="bold"/>
    </style:style>
    <style:style style:name="P49" style:parent-style-name="advice_for_students" style:family="paragraph"/>
    <style:style style:name="P50" style:parent-style-name="advice_for_students" style:family="paragraph"/>
    <style:style style:name="P51" style:parent-style-name="advice_for_students" style:family="paragraph"/>
    <style:style style:name="P52" style:parent-style-name="Heading1" style:family="paragraph">
      <style:paragraph-properties fo:keep-with-next="auto" fo:keep-together="auto" fo:line-height="200%"/>
    </style:style>
    <style:style style:name="P53" style:parent-style-name="advice_for_students" style:family="paragraph">
      <style:paragraph-properties fo:keep-with-next="always" fo:keep-together="always"/>
      <style:text-properties fo:font-weight="bold" style:font-weight-asian="bold" style:font-weight-complex="bold"/>
    </style:style>
    <style:style style:name="P54" style:parent-style-name="advice_for_students" style:family="paragraph">
      <style:paragraph-properties fo:keep-with-next="always" fo:keep-together="always"/>
    </style:style>
    <style:style style:name="T55" style:parent-style-name="DefaultParagraphFont" style:family="text">
      <style:text-properties fo:font-weight="bold" style:font-weight-asian="bold" style:font-weight-complex="bold"/>
    </style:style>
    <style:style style:name="T56" style:parent-style-name="advice_for_studentsChar" style:family="text">
      <style:text-properties fo:font-weight="bold" style:font-weight-asian="bold" style:font-weight-complex="bold"/>
    </style:style>
    <style:style style:name="P57" style:parent-style-name="advice_for_students" style:family="paragraph"/>
    <style:style style:name="P58" style:parent-style-name="advice_for_students" style:family="paragraph"/>
    <style:style style:name="P59" style:parent-style-name="advice_for_students" style:family="paragraph"/>
    <style:style style:name="P60" style:parent-style-name="Heading1" style:family="paragraph">
      <style:paragraph-properties fo:keep-with-next="auto" fo:keep-together="auto" fo:line-height="200%"/>
    </style:style>
    <style:style style:name="P61" style:parent-style-name="advice_for_students" style:family="paragraph">
      <style:text-properties fo:font-weight="bold" style:font-weight-asian="bold" style:font-weight-complex="bold"/>
    </style:style>
    <style:style style:name="P62" style:parent-style-name="advice_for_students" style:family="paragraph"/>
    <style:style style:name="P63" style:parent-style-name="Heading1" style:family="paragraph">
      <style:paragraph-properties fo:keep-with-next="auto" fo:keep-together="auto" fo:line-height="200%"/>
    </style:style>
    <style:style style:name="T64" style:parent-style-name="DefaultParagraphFont" style:family="text">
      <style:text-properties fo:font-weight="bold" style:font-weight-asian="bold" style:font-weight-complex="bold"/>
    </style:style>
    <style:style style:name="P65" style:parent-style-name="advice_for_students" style:family="paragraph"/>
    <style:style style:name="P66" style:parent-style-name="advice_for_students" style:family="paragraph"/>
    <style:style style:name="P67" style:parent-style-name="Heading1" style:family="paragraph">
      <style:paragraph-properties fo:keep-with-next="auto" fo:keep-together="auto" fo:line-height="200%"/>
    </style:style>
    <style:style style:name="T68" style:parent-style-name="DefaultParagraphFont" style:family="text">
      <style:text-properties fo:font-weight="bold" style:font-weight-asian="bold" style:font-weight-complex="bold"/>
    </style:style>
    <style:style style:name="P69" style:parent-style-name="advice_for_students" style:family="paragraph">
      <style:paragraph-properties fo:margin-bottom="0in" fo:line-height="200%"/>
    </style:style>
    <style:style style:name="T70" style:parent-style-name="DefaultParagraphFont" style:family="text">
      <style:text-properties fo:font-style="italic" style:font-style-asian="italic" style:font-style-complex="italic"/>
    </style:style>
    <style:style style:name="P71" style:parent-style-name="Normal"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72" style:parent-style-name="Heading1" style:family="paragraph">
      <style:paragraph-properties fo:keep-with-next="auto" fo:keep-together="auto" fo:line-height="200%"/>
    </style:style>
    <style:style style:name="T73" style:parent-style-name="DefaultParagraphFont" style:family="text">
      <style:text-properties fo:font-weight="bold" style:font-weight-asian="bold" style:font-weight-complex="bold"/>
    </style:style>
    <style:style style:name="T74" style:parent-style-name="advice_for_studentsChar" style:family="text">
      <style:text-properties fo:font-weight="bold" style:font-weight-asian="bold" style:font-weight-complex="bold"/>
    </style:style>
    <style:style style:name="P75" style:parent-style-name="advice_for_students" style:family="paragraph"/>
    <style:style style:name="P76" style:parent-style-name="advice_for_students" style:family="paragraph"/>
    <style:style style:name="P77"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olumn79" style:family="table-column">
      <style:table-column-properties style:column-width="1.6229in" style:use-optimal-column-width="false"/>
    </style:style>
    <style:style style:name="TableColumn80" style:family="table-column">
      <style:table-column-properties style:column-width="1.6229in" style:use-optimal-column-width="false"/>
    </style:style>
    <style:style style:name="TableColumn81" style:family="table-column">
      <style:table-column-properties style:column-width="1.6236in" style:use-optimal-column-width="false"/>
    </style:style>
    <style:style style:name="TableColumn82" style:family="table-column">
      <style:table-column-properties style:column-width="1.6236in" style:use-optimal-column-width="false"/>
    </style:style>
    <style:style style:name="Table78" style:family="table">
      <style:table-properties style:width="6.493in" fo:margin-left="0in" table:align="left"/>
    </style:style>
    <style:style style:name="TableRow83" style:family="table-row">
      <style:table-row-properties style:use-optimal-row-height="false"/>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paragraph-properties fo:text-align="center" fo:margin-bottom="0in" fo:line-height="100%" fo:text-indent="0in"/>
      <style:text-properties style:font-name="Times New Roman" style:font-name-complex="Times New Roman" fo:font-weight="bold" style:font-weight-asian="bold" style:font-weight-complex="bold" fo:font-size="12pt" style:font-size-asian="12pt" style:font-size-complex="12pt"/>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00%" fo:text-indent="0in"/>
      <style:text-properties style:font-name="Times New Roman" style:font-name-complex="Times New Roman" fo:font-weight="bold" style:font-weight-asian="bold" style:font-weight-complex="bold" fo:font-size="12pt" style:font-size-asian="12pt" style:font-size-complex="12pt"/>
    </style:style>
    <style:style style:name="P88" style:parent-style-name="Normal" style:family="paragraph">
      <style:paragraph-properties fo:text-align="center" fo:margin-bottom="0in" fo:line-height="100%" fo:text-indent="0in"/>
      <style:text-properties style:font-name="Times New Roman" style:font-name-complex="Times New Roman" fo:font-weight="bold" style:font-weight-asian="bold" style:font-weight-complex="bold" fo:font-size="12pt" style:font-size-asian="12pt" style:font-size-complex="12pt"/>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text-align="center" fo:margin-bottom="0in" fo:line-height="100%" fo:text-indent="0in"/>
      <style:text-properties style:font-name="Times New Roman" style:font-name-complex="Times New Roman" fo:font-weight="bold" style:font-weight-asian="bold" style:font-weight-complex="bold" fo:font-size="12pt" style:font-size-asian="12pt" style:font-size-complex="12pt"/>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paragraph-properties fo:text-align="center" fo:margin-bottom="0in" fo:line-height="100%" fo:text-indent="0in"/>
      <style:text-properties style:font-name="Times New Roman" style:font-name-complex="Times New Roman" fo:font-weight="bold" style:font-weight-asian="bold" style:font-weight-complex="bold" fo:font-size="12pt" style:font-size-asian="12pt" style:font-size-complex="12pt"/>
    </style:style>
    <style:style style:name="TableRow93" style:family="table-row">
      <style:table-row-properties style:use-optimal-row-height="false"/>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Row102" style:family="table-row">
      <style:table-row-properties style:use-optimal-row-height="false"/>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111"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112" style:parent-style-name="Heading1" style:family="paragraph">
      <style:paragraph-properties fo:keep-with-next="auto" fo:keep-together="auto" fo:line-height="200%"/>
    </style:style>
    <style:style style:name="P113" style:parent-style-name="advice_for_students" style:family="paragraph">
      <style:text-properties fo:font-weight="bold" style:font-weight-asian="bold" style:font-weight-complex="bold"/>
    </style:style>
    <style:style style:name="P114" style:parent-style-name="advice_for_students" style:family="paragraph">
      <style:text-properties fo:font-weight="bold" style:font-weight-asian="bold" style:font-weight-complex="bold"/>
    </style:style>
    <style:style style:name="P115" style:parent-style-name="advice_for_students" style:family="paragraph">
      <style:paragraph-properties fo:text-indent="0in"/>
    </style:style>
    <style:style style:name="P116" style:parent-style-name="Normal" style:family="paragraph">
      <style:paragraph-properties fo:margin-bottom="0in" fo:line-height="118%" fo:background-color="#FFFFFF">
        <style:background-fill draw:fill="solid" draw:fill-color="#FFFFFF"/>
      </style:paragraph-properties>
      <style:text-properties style:font-name="Lato" style:font-name-asian="Lato" style:font-name-complex="Lato" fo:color="#00B050" fo:font-size="10.5pt" style:font-size-asian="10.5pt" style:font-size-complex="10.5pt"/>
    </style:style>
    <style:style style:name="P117" style:parent-style-name="Normal" style:family="paragraph">
      <style:paragraph-properties fo:margin-bottom="0in" fo:line-height="118%" fo:background-color="#FFFFFF">
        <style:background-fill draw:fill="solid" draw:fill-color="#FFFFFF"/>
      </style:paragraph-properties>
      <style:text-properties style:font-name="Lato" style:font-name-asian="Lato" style:font-name-complex="Lato" fo:color="#00B050"/>
    </style:style>
    <style:style style:name="P118" style:parent-style-name="ListParagraph" style:family="paragraph">
      <style:paragraph-properties fo:margin-bottom="0in" fo:line-height="118%" fo:background-color="#FFFFFF">
        <style:background-fill draw:fill="solid" draw:fill-color="#FFFFFF"/>
      </style:paragraph-properties>
    </style:style>
    <style:style style:name="T119" style:parent-style-name="DefaultParagraphFont" style:family="text">
      <style:text-properties style:font-name="Lato" style:font-name-asian="Lato" style:font-name-complex="Lato" fo:color="#00B050" fo:font-size="10.5pt" style:font-size-asian="10.5pt" style:font-size-complex="10.5pt"/>
    </style:style>
    <style:style style:name="P120" style:parent-style-name="ListParagraph" style:family="paragraph">
      <style:paragraph-properties fo:margin-bottom="0in" fo:line-height="118%" fo:background-color="#FFFFFF">
        <style:background-fill draw:fill="solid" draw:fill-color="#FFFFFF"/>
      </style:paragraph-properties>
    </style:style>
    <style:style style:name="T121" style:parent-style-name="DefaultParagraphFont" style:family="text">
      <style:text-properties style:font-name="Lato" style:font-name-asian="Lato" style:font-name-complex="Lato" fo:color="#00B050" fo:font-size="10.5pt" style:font-size-asian="10.5pt" style:font-size-complex="10.5pt"/>
    </style:style>
    <style:style style:name="P122" style:parent-style-name="ListParagraph" style:family="paragraph">
      <style:paragraph-properties fo:margin-bottom="0in" fo:line-height="118%" fo:background-color="#FFFFFF">
        <style:background-fill draw:fill="solid" draw:fill-color="#FFFFFF"/>
      </style:paragraph-properties>
    </style:style>
    <style:style style:name="T123" style:parent-style-name="DefaultParagraphFont" style:family="text">
      <style:text-properties style:font-name="Lato" style:font-name-asian="Lato" style:font-name-complex="Lato" fo:color="#00B050" fo:font-size="10.5pt" style:font-size-asian="10.5pt" style:font-size-complex="10.5pt"/>
    </style:style>
    <style:style style:name="T124" style:parent-style-name="DefaultParagraphFont" style:family="text">
      <style:text-properties style:font-name="Lato" style:font-name-asian="Lato" style:font-name-complex="Lato" fo:font-style="italic" style:font-style-asian="italic" style:font-style-complex="italic" fo:color="#00B050" fo:font-size="10.5pt" style:font-size-asian="10.5pt" style:font-size-complex="10.5pt"/>
    </style:style>
    <style:style style:name="T125" style:parent-style-name="DefaultParagraphFont" style:family="text">
      <style:text-properties style:font-name="Lato" style:font-name-asian="Lato" style:font-name-complex="Lato" fo:color="#00B050" fo:font-size="10.5pt" style:font-size-asian="10.5pt" style:font-size-complex="10.5pt"/>
    </style:style>
    <style:style style:name="P126" style:parent-style-name="Normal" style:family="paragraph">
      <style:paragraph-properties fo:margin-bottom="0in" fo:line-height="118%" fo:background-color="#FFFFFF">
        <style:background-fill draw:fill="solid" draw:fill-color="#FFFFFF"/>
      </style:paragraph-properties>
    </style:style>
    <style:style style:name="P127" style:parent-style-name="Normal" style:family="paragraph">
      <style:paragraph-properties fo:margin-bottom="0in" fo:line-height="200%"/>
    </style:style>
    <style:style style:name="P128" style:parent-style-name="Heading1" style:family="paragraph">
      <style:paragraph-properties fo:keep-with-next="auto" fo:keep-together="auto" fo:break-before="page" fo:line-height="200%"/>
    </style:style>
    <style:style style:name="P129" style:parent-style-name="Normal" style:family="paragraph">
      <style:paragraph-properties fo:margin-bottom="0in" fo:line-height="200%"/>
      <style:text-properties style:font-name="Times New Roman" style:font-name-complex="Times New Roman" fo:font-size="12pt" style:font-size-asian="12pt" style:font-size-complex="12pt"/>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Title of Capstone Here</text:p>
      <text:p text:style-name="P19">Author's Full Name Here, Including Middle Initial</text:p>
      <text:h text:style-name="P20" text:outline-level="1">Western Governors University</text:h>
      <text:p text:style-name="P21"/>
      <text:p text:style-name="P22"/>
      <text:p text:style-name="P23"/>
      <text:h text:style-name="P24" text:outline-level="1"><text:span text:style-name="T25">Table of Contents</text:span></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959106963" office:target-frame-name="_top" xlink:show="replace"><text:span text:style-name="Hyperlink">A. Proposal Overview</text:span></text:a><text:a xlink:href="#_Toc959106963" office:target-frame-name="_top" xlink:show="replace"><text:tab/></text:a><text:a xlink:href="#_Toc959106963" office:target-frame-name="_top" xlink:show="replace"><text:span text:style-name="Hyperlink">3</text:span></text:a></text:p>
          <text:p text:style-name="P27"><text:a xlink:href="#_Toc1111240587" office:target-frame-name="_top" xlink:show="replace"><text:span text:style-name="Hyperlink">A.1 Problem Summary</text:span></text:a><text:a xlink:href="#_Toc1111240587" office:target-frame-name="_top" xlink:show="replace"><text:tab/></text:a><text:a xlink:href="#_Toc1111240587" office:target-frame-name="_top" xlink:show="replace"><text:span text:style-name="Hyperlink">3</text:span></text:a></text:p>
          <text:p text:style-name="P28"><text:a xlink:href="#_Toc332248432" office:target-frame-name="_top" xlink:show="replace"><text:span text:style-name="Hyperlink">A.2 IT Solution</text:span></text:a><text:a xlink:href="#_Toc332248432" office:target-frame-name="_top" xlink:show="replace"><text:tab/></text:a><text:a xlink:href="#_Toc332248432" office:target-frame-name="_top" xlink:show="replace"><text:span text:style-name="Hyperlink">3</text:span></text:a></text:p>
          <text:p text:style-name="P29"><text:a xlink:href="#_Toc2092045979" office:target-frame-name="_top" xlink:show="replace"><text:span text:style-name="Hyperlink">A.3 Implementation Plan</text:span></text:a><text:a xlink:href="#_Toc2092045979" office:target-frame-name="_top" xlink:show="replace"><text:tab/></text:a><text:a xlink:href="#_Toc2092045979" office:target-frame-name="_top" xlink:show="replace"><text:span text:style-name="Hyperlink">3</text:span></text:a></text:p>
          <text:p text:style-name="P30"><text:a xlink:href="#_Toc1230561596" office:target-frame-name="_top" xlink:show="replace"><text:span text:style-name="Hyperlink">B. Review of Other Work and (B1) Works Informing Design</text:span></text:a><text:a xlink:href="#_Toc1230561596" office:target-frame-name="_top" xlink:show="replace"><text:tab/></text:a><text:a xlink:href="#_Toc1230561596" office:target-frame-name="_top" xlink:show="replace"><text:span text:style-name="Hyperlink">3</text:span></text:a></text:p>
          <text:p text:style-name="P31"><text:a xlink:href="#_Toc1065612912" office:target-frame-name="_top" xlink:show="replace"><text:span text:style-name="Hyperlink">C. Project Rationale</text:span></text:a><text:a xlink:href="#_Toc1065612912" office:target-frame-name="_top" xlink:show="replace"><text:tab/></text:a><text:a xlink:href="#_Toc1065612912" office:target-frame-name="_top" xlink:show="replace"><text:span text:style-name="Hyperlink">4</text:span></text:a></text:p>
          <text:p text:style-name="P32"><text:a xlink:href="#_Toc852742768" office:target-frame-name="_top" xlink:show="replace"><text:span text:style-name="Hyperlink">D. Current Project Environment</text:span></text:a><text:a xlink:href="#_Toc852742768" office:target-frame-name="_top" xlink:show="replace"><text:tab/></text:a><text:a xlink:href="#_Toc852742768" office:target-frame-name="_top" xlink:show="replace"><text:span text:style-name="Hyperlink">4</text:span></text:a></text:p>
          <text:p text:style-name="P33"><text:a xlink:href="#_Toc1890809110" office:target-frame-name="_top" xlink:show="replace"><text:span text:style-name="Hyperlink">E. Methodology</text:span></text:a><text:a xlink:href="#_Toc1890809110" office:target-frame-name="_top" xlink:show="replace"><text:tab/></text:a><text:a xlink:href="#_Toc1890809110" office:target-frame-name="_top" xlink:show="replace"><text:span text:style-name="Hyperlink">4</text:span></text:a></text:p>
          <text:p text:style-name="P34"><text:a xlink:href="#_Toc1573302340" office:target-frame-name="_top" xlink:show="replace"><text:span text:style-name="Hyperlink">F. Project Goals, Objectives, and Deliverables</text:span></text:a><text:a xlink:href="#_Toc1573302340" office:target-frame-name="_top" xlink:show="replace"><text:tab/></text:a><text:a xlink:href="#_Toc1573302340" office:target-frame-name="_top" xlink:show="replace"><text:span text:style-name="Hyperlink">5</text:span></text:a></text:p>
          <text:p text:style-name="P35"><text:a xlink:href="#_Toc1347766573" office:target-frame-name="_top" xlink:show="replace"><text:span text:style-name="Hyperlink">F1. Goals, Objectives, and Deliverables Table</text:span></text:a><text:a xlink:href="#_Toc1347766573" office:target-frame-name="_top" xlink:show="replace"><text:tab/></text:a><text:a xlink:href="#_Toc1347766573" office:target-frame-name="_top" xlink:show="replace"><text:span text:style-name="Hyperlink">5</text:span></text:a></text:p>
          <text:p text:style-name="P36"><text:a xlink:href="#_Toc2096198452" office:target-frame-name="_top" xlink:show="replace"><text:span text:style-name="Hyperlink">F2. Goals, Objectives, and Deliverables Descriptions</text:span></text:a><text:a xlink:href="#_Toc2096198452" office:target-frame-name="_top" xlink:show="replace"><text:tab/></text:a><text:a xlink:href="#_Toc2096198452" office:target-frame-name="_top" xlink:show="replace"><text:span text:style-name="Hyperlink">6</text:span></text:a></text:p>
          <text:p text:style-name="P37"><text:a xlink:href="#_Toc2004000814" office:target-frame-name="_top" xlink:show="replace"><text:span text:style-name="Hyperlink">G. Project Timeline with Milestones</text:span></text:a><text:a xlink:href="#_Toc2004000814" office:target-frame-name="_top" xlink:show="replace"><text:tab/></text:a><text:a xlink:href="#_Toc2004000814" office:target-frame-name="_top" xlink:show="replace"><text:span text:style-name="Hyperlink">6</text:span></text:a></text:p>
          <text:p text:style-name="P38"><text:a xlink:href="#_Toc524586000" office:target-frame-name="_top" xlink:show="replace"><text:span text:style-name="Hyperlink">H. Outcome</text:span></text:a><text:a xlink:href="#_Toc524586000" office:target-frame-name="_top" xlink:show="replace"><text:tab/></text:a><text:a xlink:href="#_Toc524586000" office:target-frame-name="_top" xlink:show="replace"><text:span text:style-name="Hyperlink">6</text:span></text:a></text:p>
          <text:p text:style-name="P39"><text:a xlink:href="#_Toc215726604" office:target-frame-name="_top" xlink:show="replace"><text:span text:style-name="Hyperlink">References</text:span></text:a><text:a xlink:href="#_Toc215726604" office:target-frame-name="_top" xlink:show="replace"><text:tab/></text:a><text:a xlink:href="#_Toc215726604" office:target-frame-name="_top" xlink:show="replace"><text:span text:style-name="Hyperlink">7</text:span></text:a></text:p>
        </text:index-body>
      </text:table-of-content>
      <text:p text:style-name="P40"/>
      <text:p text:style-name="P41"/>
      <text:p text:style-name="P42"/>
      <text:p text:style-name="P43"><text:span text:style-name="T44">REMOVE ALL COLORED TEXT. Task 3 is the<text:s/></text:span><text:span text:style-name="T45">conclusion report.<text:s/></text:span><text:span text:style-name="T46">Events should be written in the past tense, and all dates should be in the past.</text:span></text:p>
      <text:p text:style-name="Normal"/>
      <text:h text:style-name="P47" text:outline-level="1"><text:bookmark-start text:name="_Toc959106963"/><text:bookmark-start text:name="_Toc165472011"/>A. Proposal Overview<text:bookmark-end text:name="_Toc959106963"/><text:bookmark-end text:name="_Toc165472011"/></text:h>
      <text:p text:style-name="P48">A Competent: The summary is related to the project and includes all of the given points.</text:p>
      <text:p text:style-name="advice_for_students">The “given points” are listed in the Task 3 directions:</text:p>
      <text:list text:style-name="LFO2" text:continue-numbering="true">
        <text:list-item>
          <text:p text:style-name="P49">Describe the problem from Task 2 (update Task 2 A1).</text:p>
        </text:list-item>
        <text:list-item>
          <text:p text:style-name="P50">Describe the process followed in executing the project (update Task 2 A3).</text:p>
        </text:list-item>
        <text:list-item>
          <text:p text:style-name="P51">Describe the outcomes of the project (update Task 2 A2 and summarize Task 3 H)</text:p>
        </text:list-item>
      </text:list>
      <text:p text:style-name="advice_for_students">From Task 2: Include A1, A2, and A3 from Task 2, updating everything to the past tense. When updating A2, summarize the outcomes from Task 3 in section H.</text:p>
      <text:p text:style-name="Normal"/>
      <text:h text:style-name="P52" text:outline-level="1"><text:bookmark-start text:name="_Toc1230561596"/><text:bookmark-start text:name="_Toc165472015"/>B. Review of Other Work and (B1) Works Informing Design<text:bookmark-end text:name="_Toc1230561596"/><text:bookmark-end text:name="_Toc165472015"/></text:h>
      <text:p text:style-name="P53">B Competent: The summary of works is provided, and all of the works are related to the topic of the proposed project, and all of the works are different than the works summarized in Task 2. The summary is accurate.</text:p>
      <text:p text:style-name="P54"><text:span text:style-name="T55">B1 Competent: The description of how each of the 3 works summarized in part</text:span><text:span text:style-name="T56"><text:s/>B supported the implementation of the project is complete.</text:span></text:p>
      <text:p text:style-name="advice_for_students">You should do the following for THREE different works not referenced in section B of Task 2:</text:p>
      <text:list text:style-name="LFO3" text:continue-numbering="true">
        <text:list-item>
          <text:p text:style-name="P57">Summarize the work</text:p>
        </text:list-item>
        <text:list-item>
          <text:p text:style-name="P58">Cite the work with a style-appropriate in-text citation, e.g., (Smith, 2023) for APA.</text:p>
        </text:list-item>
        <text:list-item>
          <text:p text:style-name="P59">Describe how the work relates to your project (usually 2-3 sentences per work is sufficient). <text:s/></text:p>
        </text:list-item>
      </text:list>
      <text:p text:style-name="advice_for_students">The requirements for these sections are identical to those of B and B1 in Task 2, except three new works are needed instead of four. <text:s/></text:p>
      <text:p text:style-name="Normal"/>
      <text:p text:style-name="Normal"/>
      <text:h text:style-name="P60" text:outline-level="1"><text:bookmark-start text:name="_Toc852742768"/><text:bookmark-start text:name="_Toc165472018"/>C. Changes to Project Environment<text:bookmark-end text:name="_Toc852742768"/><text:bookmark-end text:name="_Toc165472018"/></text:h>
      <text:p text:style-name="P61">C. COMPETENT: The description of the changes made to the organizational culture, environment, or strategy is complete and related to the completion of the project.</text:p>
      <text:p text:style-name="advice_for_students">‘Environment' is an umbrella term which includes 'strategy' and 'culture.' For this section, do the following:</text:p>
      <text:list text:style-name="LFO4" text:continue-numbering="true">
        <text:list-item>
          <text:p text:style-name="P62">Discuss how the solution from section A impacted the client's strategy OR culture (you are required to discuss one but not both).</text:p>
        </text:list-item>
      </text:list>
      <text:p text:style-name="advice_for_students">The response should explain how the implemented solution positively impacted the organization's strategy OR its culture rather than the physical aspects of the proposed solution.</text:p>
      <text:p text:style-name="Normal"/>
      <text:p text:style-name="Normal"/>
      <text:h text:style-name="P63" text:outline-level="1"><text:bookmark-start text:name="_Toc1890809110"/><text:bookmark-start text:name="_Toc165472019"/>D. Methodology<text:bookmark-end text:name="_Toc1890809110"/><text:bookmark-end text:name="_Toc165472019"/></text:h>
      <text:p text:style-name="advice_for_students"><text:span text:style-name="T64">D COMPETENT: The explanation of how each phase of a standard methodology was executed for the implementation the project is complete. The described steps are related to the standard methodology.</text:span></text:p>
      <text:p text:style-name="advice_for_students">Do the following:</text:p>
      <text:list text:style-name="LFO5" text:continue-numbering="true">
        <text:list-item>
          <text:p text:style-name="P65">Name a standard methodology, e.g., Waterfall, Agile, etc.</text:p>
        </text:list-item>
        <text:list-item>
          <text:p text:style-name="P66">Describe what steps were completed in each phase of the methodology.</text:p>
        </text:list-item>
      </text:list>
      <text:p text:style-name="advice_for_students">This section can be completed by updating your Task 2 Methodology section to the past tense.</text:p>
      <text:p text:style-name="Normal"/>
      <text:p text:style-name="Normal"/>
      <text:h text:style-name="P67" text:outline-level="1"><text:bookmark-start text:name="_Toc1573302340"/><text:bookmark-start text:name="_Toc165472020"/>E. Project Goals and Objectives<text:bookmark-end text:name="_Toc1573302340"/><text:bookmark-end text:name="_Toc165472020"/></text:h>
      <text:p text:style-name="advice_for_students"><text:span text:style-name="T68">COMPETENT F: The explanation of how at least 1 goal and its objectives were accomplished or not accomplished is complete and plausible.</text:span></text:p>
      <text:p text:style-name="P69">Summarize how the implementation steps from sections A and D accomplished (or failed to accomplish)<text:s/><text:span text:style-name="T70">one<text:s/></text:span>goal and each of the goal’s objectives.</text:p>
      <text:p text:style-name="P71"/>
      <text:h text:style-name="P72" text:outline-level="1"><text:bookmark-start text:name="_Toc2004000814"/><text:bookmark-start text:name="_Toc165472023"/>F. Project Timeline with Milestones<text:bookmark-end text:name="_Toc2004000814"/><text:bookmark-end text:name="_Toc165472023"/></text:h>
      <text:p text:style-name="advice_for_students"><text:span text:style-name="T73">C</text:span><text:span text:style-name="T74">OMPETENT F: The explanation of why the project timeframes were met or not met is complete and plausible and includes any differences between the projected dates and the actual completion dates. The project timeline dates are in the past.</text:span></text:p>
      <text:list text:style-name="LFO6" text:continue-numbering="true">
        <text:list-item>
          <text:p text:style-name="P75">For each milestone, provide estimates for the duration, start date, and end date.</text:p>
        </text:list-item>
        <text:list-item>
          <text:p text:style-name="P76">All dates should be in the future (Task 3 start dates can be adjusted so the duration is maintained but the end dates are in the past).</text:p>
        </text:list-item>
      </text:list>
      <text:p text:style-name="P77"/>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Milestone</text:p>
          </table:table-cell>
          <table:table-cell table:style-name="TableCell86">
            <text:p text:style-name="P87">Duration</text:p>
            <text:p text:style-name="P88">(hrs. or days)</text:p>
          </table:table-cell>
          <table:table-cell table:style-name="TableCell89">
            <text:p text:style-name="P90">Start Date</text:p>
          </table:table-cell>
          <table:table-cell table:style-name="TableCell91">
            <text:p text:style-name="P92">End Date</text:p>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
      <text:p text:style-name="P111"/>
      <text:h text:style-name="P112" text:outline-level="1"><text:bookmark-start text:name="_Toc524586000"/><text:bookmark-start text:name="_Toc165472024"/>H. Conclusion and (H1) Sucess of Project<text:bookmark-end text:name="_Toc524586000"/><text:bookmark-end text:name="_Toc165472024"/></text:h>
      <text:p text:style-name="P113">COMPETENT H: The discussion of the actual results and potential effects of the completed project is complete and related to the project<text:s/></text:p>
      <text:p text:style-name="P114">COMPETENT H1: The explanation of why the project was successful or unsuccessful using the evaluation framework from part H in Task 2 is complete and related to the project.</text:p>
      <text:p text:style-name="P115"/>
      <text:p text:style-name="P116">Summarize the results and potential effects of your completed project compared to the expected outcomes outlined in Task 2 section H.</text:p>
      <text:p text:style-name="P117"/>
      <text:list text:style-name="LFO1" text:continue-numbering="true">
        <text:list-item>
          <text:p text:style-name="P118"><text:span text:style-name="T119">Summarize results and effects of the completed project.</text:span></text:p>
        </text:list-item>
        <text:list-item>
          <text:p text:style-name="P120"><text:span text:style-name="T121">Discuss immediate and potential future impacts of the completed project.</text:span></text:p>
        </text:list-item>
        <text:list-item>
          <text:p text:style-name="P122"><text:span text:style-name="T123">(H1) Using the metric(s) provided in Task 2 section H,<text:s/></text:span><text:span text:style-name="T124">*Outcomes*</text:span><text:span text:style-name="T125">, explain why the project was or was not successful.</text:span></text:p>
        </text:list-item>
      </text:list>
      <text:p text:style-name="P126"/>
      <text:p text:style-name="P127"><text:bookmark-start text:name="_Toc338164009"/></text:p>
      <text:h text:style-name="P128" text:outline-level="1"><text:bookmark-start text:name="_Toc215726604"/><text:bookmark-start text:name="_Toc165472025"/><text:bookmark-end text:name="_Toc338164009"/>References<text:bookmark-end text:name="_Toc215726604"/><text:bookmark-end text:name="_Toc165472025"/></text:h>
      <text:p text:style-name="advice_for_students">All references should have a matching style appropriate in-text citation, and all in-text citations should have a matching reference.</text:p>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ordVisi MSFontService" svg:font-family="WordVisi MSFontService"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fo:font-weight="bold" style:font-weight-asian="bold" style:font-weight-complex="bold" fo:font-size="16pt" style:font-size-asian="16pt" style:font-size-complex="16pt" fo:hyphenate="false"/>
    </style:style>
    <style:style style:name="Normal" style:display-name="Normal" style:family="paragraph">
      <style:paragraph-properties fo:text-indent="0.5in"/>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Normal">
      <style:paragraph-properties fo:margin-bottom="0in"/>
      <style:text-properties style:font-name="Times New Roman" style:font-name-asian="Times New Roman" style:font-name-complex="Times New Roman" fo:font-size="10pt" style:font-size-asian="10pt" style:font-size-complex="10pt" fo:hyphenate="false"/>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fo:text-indent="0in">
        <style:tab-stops/>
      </style:paragraph-properties>
      <style:text-properties fo:hyphenate="false"/>
    </style:style>
    <style:style style:name="ListParagraph" style:display-name="List Paragraph" style:family="paragraph" style:parent-style-name="Normal">
      <style:paragraph-properties style:contextual-spacing="true" fo:margin-left="0.5in" fo:text-indent="0in">
        <style:tab-stops/>
      </style:paragraph-properties>
      <style:text-properties fo:hyphenate="false"/>
    </style:style>
    <style:style style:name="advice_for_students" style:display-name="advice_for_students" style:family="paragraph" style:parent-style-name="Normal">
      <style:paragraph-properties fo:margin-bottom="0.052in"/>
      <style:text-properties style:font-name="Lato" style:font-name-asian="Lato" style:font-name-complex="Lato" fo:color="#00B050" fo:font-size="10.5pt" style:font-size-asian="10.5pt" style:font-size-complex="10.5pt" fo:hyphenate="false"/>
    </style:style>
    <style:style style:name="Title" style:display-name="Title" style:family="paragraph" style:parent-style-name="Normal" style:next-style-name="Normal">
      <style:paragraph-properties style:contextual-spacing="true" fo:margin-bottom="0.0555in"/>
      <style:text-properties style:font-name="Calibri Light" style:font-name-asian="Calibri Light" style:font-name-complex="Yu Gothic Light"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ing1Char" style:display-name="Heading 1 Char" style:family="text" style:parent-style-name="DefaultParagraphFont">
      <style:text-properties style:font-name="Calibri" style:font-name-asian="Yu Mincho" style:font-name-complex="Arial" fo:font-weight="bold" style:font-weight-asian="bold" style:font-weight-complex="bold" style:use-window-font-color="true" fo:font-size="16pt" style:font-size-asian="16pt" style:font-size-complex="16pt" fo:language="en" fo:country="US"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advice_for_studentsChar" style:display-name="advice_for_students Char" style:family="text">
      <style:text-properties style:font-name="Lato" style:font-name-asian="Lato" style:font-name-complex="Lato" fo:font-weight="normal" style:font-weight-asian="normal" style:font-weight-complex="normal" fo:font-style="normal" style:font-style-asian="normal" style:font-style-complex="normal" fo:text-transform="none" fo:font-variant="normal" fo:color="#00B050" fo:font-size="10.5pt" style:font-size-asian="10.5pt" style:font-size-complex="10.5pt"/>
    </style:style>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Textbody" style:family="paragraph">
      <style:paragraph-properties fo:text-align="center">
        <style:tab-stops>
          <style:tab-stop style:type="right" style:position="6.5in"/>
        </style:tab-stops>
      </style:paragraph-properties>
    </style:style>
    <style:style style:name="T3" style:parent-style-name="DefaultParagraphFont" style:family="text">
      <style:text-properties style:font-name="WordVisi MSFontService" fo:font-style="italic" style:font-style-asian="italic" fo:font-size="12pt" style:font-size-asian="12pt"/>
    </style:style>
    <style:style style:name="T4" style:parent-style-name="DefaultParagraphFont" style:family="text">
      <style:text-properties style:font-name="WordVisi MSFontService" fo:font-size="12pt" style:font-size-asian="12pt"/>
    </style:style>
    <style:style style:name="P5" style:parent-style-name="Footer" style:family="paragraph">
      <style:paragraph-properties fo:text-align="center" fo:margin-left="-0.25in" fo:text-indent="0in">
        <style:tab-stops>
          <style:tab-stop style:type="center" style:position="3.5in"/>
          <style:tab-stop style:type="right" style:position="6.75in"/>
        </style:tab-stops>
      </style:paragraph-properties>
    </style:style>
    <style:style style:name="P6" style:parent-style-name="Footer" style:family="paragraph">
      <style:paragraph-properties fo:text-align="center" fo:margin-top="0.0833in" fo:margin-bottom="0.1111in"/>
    </style:style>
    <style:style style:name="T7" style:parent-style-name="DefaultParagraphFont" style:family="text">
      <style:text-properties style:font-name="Verdana" fo:color="#97999B" fo:letter-spacing="0.0138in" fo:font-size="9pt" style:font-size-asian="9pt"/>
    </style:style>
    <style:style style:name="T8" style:parent-style-name="DefaultParagraphFont" style:family="text">
      <style:text-properties style:font-name="Verdana" fo:color="#97999B" fo:letter-spacing="0.0138in" fo:font-size="9pt" style:font-size-asian="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ROM3: IT Proposal<text:s/></text:span><text:span text:style-name="T4">IT Capstone Post-Implementation Report (Task 3) Template</text:span> </text:p>
        <text:p text:style-name="Normal"/>
      </style:header>
      <style:footer>
        <text:p text:style-name="P5"><draw:frame draw:style-name="a0" draw:name="Picture 6" text:anchor-type="as-char" svg:x="0in" svg:y="0in" svg:width="4.7311in" svg:height="0.5256in" style:rel-width="scale" style:rel-height="scale"><draw:image xlink:href="media/image1.jpeg" xlink:type="simple" xlink:show="embed" xlink:actuate="onLoad"/><svg:title/><svg:desc/></draw:frame></text:p>
        <text:p text:style-name="P6"><text:span text:style-name="T7">PAGE<text:s/></text:span><text:span text:style-name="T8"><text:page-number text:fixed="false">6</text:page-number></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Jim and Cat Ashe</dc:creator>
    <meta:creation-date>2025-02-26T19:29:00Z</meta:creation-date>
    <dc:date>2025-02-26T19:29:00Z</dc:date>
    <meta:template xlink:href="Normal.dotm" xlink:type="simple"/>
    <meta:editing-cycles>5</meta:editing-cycles>
    <meta:editing-duration>PT0S</meta:editing-duration>
    <meta:user-defined meta:name="ContentTypeId">0x010100C39F2A75005F2D43B30369DAED2CCB1C</meta:user-defined>
    <meta:document-statistic meta:page-count="1" meta:paragraph-count="12" meta:word-count="939" meta:character-count="6285" meta:row-count="44" meta:non-whitespace-character-count="5358"/>
  </office:meta>
</office:document-meta>
</file>